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Normal">
      <style:paragraph-properties fo:margin-left="0cm" fo:margin-right="0cm" fo:text-indent="0.635cm" style:auto-text-indent="false"/>
      <style:text-properties officeooo:paragraph-rsid="0009c184"/>
    </style:style>
    <style:style style:name="P5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c184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style:language-asian="el" style:country-asian="GR" style:language-complex="el" style:country-complex="GR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officeooo:rsid="0009c1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GALENI, AN IN ARTERIIS NATVRA<text:line-break/>SANGVIS CONTINEAT<text:line-break/>LIBER.</text:span><text:bookmark-end text:name="bookmark0"/></text:h>
      <text:h text:style-name="Heading_20_2" text:outline-level="2">Cap. I. </text:h>
      <text:p text:style-name="P4">Quum, quoties vulneratur arteria quaevis,<text:line-break/>fanguis evacuari conspiciatur, duorum alterum sit necesse<text:line-break/>est, aut in ipsis illum arteriis contineri, aut alibi trans-<text:line-break/>sumi. At si <text:span text:style-name="Default_20_Paragraph_20_Font"><text:span text:style-name="T2">alibi</text:span></text:span> transsumatur, cuique jam constat, quum<text:line-break/>fecundum naturam arteriae sese haberent, spiritum solum<text:line-break/>in ipsis conclusum fuisse. Si vero id <text:span text:style-name="Default_20_Paragraph_20_Font"><text:span text:style-name="T2">lea esset</text:span></text:span>, in vulne-<text:line-break/>ratis oporteret priorem sanguine spiritum evacuari; ne-</text:p>
      <text:p text:style-name="P2">quaquam tamen . conspicitur ; non itaque prius solus Tpi-<text:line-break/>ritus in arteriis continebatur. Atque breviori id rasione<text:line-break/>hoc pacto demonstrabitur. Si, quum vuluerantur arteriae,<text:line-break/>fanguis quamprimum vacuari videatur, erat utique in ar-<text:line-break/>teriis sanguis etiam prius, quam ipsae venerarentur. Patet<text:line-break/>etenim, -hac in ratiocinatione appositam <text:span text:style-name="Default_20_Paragraph_20_Font"><text:span text:style-name="T2">dictionem</text:span></text:span> quam-<text:line-break/>primum veram efficere .consequentis ad antecedentem, cui<text:line-break/>conjunctum est, consequentiam. Etenim simpliciter dictam<text:line-break/>citra <text:span text:style-name="Default_20_Paragraph_20_Font"><text:span text:style-name="T2">dictionem</text:span></text:span> quamprimum hoc modo , si vulneratis<text:line-break/>arteriis sanguis vacuari appareat, consequens habebit, quod<text:line-break/>per initia statim dictum est: nimirum esiam prius in ipsis<text:line-break/>arteriis sanguis continebatur, vel alibi transsumitur. Ve-<text:line-break/>rum apposita <text:span text:style-name="Default_20_Paragraph_20_Font"><text:span text:style-name="T2">dictione</text:span></text:span> quamprimum consequens est, in ar-<text:line-break/>teriis etiam prius, quam vulnerarentur, <text:span text:style-name="Default_20_Paragraph_20_Font"><text:span text:style-name="T2">suesse</text:span></text:span> sanguinem,<text:line-break/>composita nimirum tota ratiocinatione , quae hunc in mo-<text:line-break/>dum procedit. Si<text:span text:style-name="Default_20_Paragraph_20_Font"><text:span text:style-name="T2">s</text:span></text:span> quum vuluerantur arteriae, fanguis va-<text:line-break/>enari conspiciatur, vel is in ipsis arteriis continebatur,<text:line-break/>vel alibi transsumitur: atqui, quum vuluerantur arteriae,<text:line-break/>sanguis vacuari conspicitur, non transsumitur, ut demon-</text:p>
      <text:p text:style-name="P2">strabimus : in ipsis ergo arteriis continebatur. Sed quo-<text:line-break/>modo eum non transsumi probabitur? Nunquid spiritus<text:line-break/>ante ipsum <text:span text:style-name="Default_20_Paragraph_20_Font"><text:span text:style-name="T2">sanguinem</text:span></text:span> vacuari conspiciebatur ? attamen<text:line-break/>non conspicitur: itaque non transsumitur. ld statis est ad<text:line-break/>demonstrationem <text:span text:style-name="Default_20_Paragraph_20_Font"><text:span text:style-name="T2">medicis</text:span></text:span> alicui Lectae minime praeoccu-<text:line-break/>palis, veras rationes a falsis discernere non ignorantibus.<text:line-break/>Quum autem non omnes sint hujusmodi, pluribus fortassis<text:line-break/>adversius eos rasionibus opus erit. Nam qui Erasistratum<text:line-break/>sectantur, contradicunt, asserentes, quod conjunctum est,<text:line-break/>id falsum esse. Non enim verum esse proferunt, si fan-<text:line-break/>guis transsumatur, quod spiritus ante ipsum vacuari con-<text:line-break/>spiciatur. Potest autem vacuari, non conspici, quum tenuis<text:line-break/>sit ac levis, proindeque facile emittatur. Rurfum igi-<text:line-break/>tur, quod non lateat, demonstrare nobis necesse est. At<text:line-break/>quomodo id demonstramus? Mullis fano modis. Atque<text:line-break/>uf nostra oratio dilucida fiat et ordine progrediatur,<text:line-break/>operae pretium fuerit eos interrogare, quo ipsi modo ve-<text:line-break/>lint spiritum evacuari, utrum a seipso. impetu feratur,</text:p>
      <text:p text:style-name="P2">an ab altero quodam impeHatnr. At omnes eodem modo<text:line-break/>nom refpondent. Alir quidem a feipfo impetu ferri au-<text:line-break/>fumant, alii vero a corde impelli asserunt. Quamobrem<text:line-break/>nobis quoque separatim utrisque demonstrandum est, quae<text:line-break/>fieri nequeunt, eos asserere.</text:p>
      <text:h text:style-name="Heading_20_2" text:outline-level="2">Cap. II. </text:h>
      <text:p text:style-name="P4">Exordiendum autem est ab illis, qui stpiri-<text:line-break/>tum dicunt ex arteriis a seipso foras impelli. Vel enim<text:line-break/>tenuiorem prorfus, ut qui aethereus est <text:span text:style-name="Default_20_Paragraph_20_Font"><text:span text:style-name="T5">έ</text:span></text:span><text:span text:style-name="Default_20_Paragraph_20_Font"><text:span text:style-name="T6"> </text:span></text:span>vel alio quodam-<text:line-break/>modo calidiorem ambiente nos aere ipfum esse conce-<text:line-break/>denL Tertium namque quod proferent haud habe-<text:line-break/>bunt spiritus accidens, per quod is foras impelli queat.<text:line-break/>Enimvero qui spiritus arteriis concluditur, ambiente<text:line-break/>nos aere tenuior non est, nt ejus procreatio do-<text:line-break/>ceI. Procreatur enim Erasiftrati sententia ambiente<text:line-break/>nos aere, qui in corpus ad eas, quae in pulmon<text:span text:style-name="Default_20_Paragraph_20_Font"><text:span text:style-name="T2">e</text:span></text:span> sunt,<text:line-break/>primas arterias, deinde vero ad cor et ad alias appule-<text:line-break/>rit. Quo igitur in humidioribus corporibus is versatur^<text:line-break/>eo crassior pinguiorque reddatur par est. <text:span text:style-name="Default_20_Paragraph_20_Font"><text:span text:style-name="T2">i</text:span></text:span> Calidior quo-<text:line-break/>que sit, <text:span text:style-name="Default_20_Paragraph_20_Font"><text:span text:style-name="T2">s</text:span></text:span>ed ut vapor furfum fertur, qui neque obscuram</text:p>
      <text:p text:style-name="P2">vacualionem, neque ita citam habiturus est. Praxagoras<text:line-break/>quidem et crassiorem ipsum et abunde vaporosum esse<text:line-break/>protulit. Erasistratus vero, quomodo crassitiem habeat^<text:line-break/>haud definivit. Ex Iis tamen, quae de ipso tradit <text:span text:style-name="Default_20_Paragraph_20_Font"><text:span text:style-name="T2">s</text:span></text:span> quis-<text:line-break/>que conjicit, nequaquam congruere ipsum esse tenuem.<text:line-break/>Arterias enim eo repletas dilatari, eodemque modo mus-<text:line-break/>cusorum ventres asseverat, quum certe eorum neutrum<text:line-break/>fieri queat, si absolute sit tenuis. Non enim certe, qui<text:line-break/>talis esit, eum in corporibus detineri, sed. egredi magis<text:line-break/>consentaneum esi<text:span text:style-name="Default_20_Paragraph_20_Font"><text:span text:style-name="T2">i</text:span></text:span> Cur igitur is peraeque ac in thoracis^<text:line-break/>peritonaei et pharyngis vulneribus efflari non conspicitur?<text:line-break/>Sed rifum fortassis movemus ex aliis id argumentis com-<text:line-break/>probantes, quum liceat eos memorare arterias; quae quum<text:line-break/>sanguinem affatim ejaculan tur<text:span text:style-name="Default_20_Paragraph_20_Font"><text:span text:style-name="T2">p</text:span></text:span>is manifesto efflari conspicitur.<text:line-break/>Ut enim calidior, sic et magis vapofiferus in arteriis esit san-<text:line-break/>guis; non tamen ipse per fe vapor; vel aer; vel aether A vel<text:line-break/>omnino qui in eo continetur spiritus conspicitur^ Si nam-</text:p>
      <text:p text:style-name="P2">que tenuissima acu perforetur arteria, haec quamprimum<text:line-break/>sanguinem ejaculatur. Oportebat autem (arbitror), etsi<text:line-break/>non magno, mediocri saltem vulnere, non repente,<text:line-break/>neque extra sensum, fed ampliori tempore spiritum va-<text:line-break/>cuari. Priusquam enim ille vacuatus fuerit, prorsus non<text:line-break/>excidet per vuluus fanguis, quum Erasistratus ipse dicat,<text:line-break/>remotissime positas arterias primas transfusione srui. Et-<text:line-break/>si vero id ab illo scriptum non erat, ea tamen proposita<text:line-break/>necessario sectatus est. Si namque continuus sibi omnino<text:line-break/>fit qui arteriis comprehenditur spiritus, Isto Inque adeo<text:line-break/>facilis ac tenuis, ut pauco tempore procliviter vacue-<text:line-break/>fur, non is quidem Polus vacuabitur, qui sectis inest ar-<text:line-break/>terris, sed qui in caeteris omnibus manet. Constat enim,<text:line-break/>quod priorem <text:span text:style-name="Default_20_Paragraph_20_Font"><text:span text:style-name="T2">s</text:span></text:span>ectae arteriae reliquus universus prom-<text:line-break/>pte sit sequuturus. Ac prima in postremis arteriis ma-<text:line-break/>infesta fiet vacuatio, quum aliud ipsae non habeant, unde<text:line-break/>rurfum transfumant. ln ipsa igitur primum periculum<text:line-break/>est, ne locus vacuus reddatur, nisi quidiTubstanliae trans;</text:p>
      <text:p text:style-name="P2">sumpti spiritus locum repleverit; proptereaque necessario<text:line-break/>per mutuas anastomoscs (ut ipse loquitur) fanguis c<text:span text:style-name="Default_20_Paragraph_20_Font"><text:span text:style-name="T2">u</text:span></text:span>rsat^<text:line-break/>ei, qui evacuatur, succedentem sequitur, atque tanquam ei,<text:line-break/>qui postremarum arteriarum extremis est, spiritui alli-<text:line-break/>gatus, prior quidem omni alio sanguine, posterior vere<text:line-break/>arteriarum spiritu vacuabitur. Duo igitur ex hac ratio ci-<text:line-break/>natione absurda maxima contingent: .prius quidem, ob<text:line-break/>foramen acu factum omnem ex arteriis spiritum adeo ce-<text:line-break/>leniter emitti , ut sensum fugiat; alterum vero, animal, toto<text:line-break/>vitali spiritu evacuato, etiamnum vivere. Caeterum ista<text:line-break/>et paulo post disserere licebit.</text:p>
      <text:h text:style-name="Heading_20_2" text:outline-level="2">Cap. HI. </text:h>
      <text:p text:style-name="P4">Ad eorum autem, quae proposita funt<text:line-break/>reliquum redeuntes demonstrabimus, neque, si a corde<text:line-break/>comprimente spiritus immittatur arteriis, probabile esse.<text:line-break/>ipsum intercidentis sanguinis dogma. Quid enim vult <text:span text:style-name="Default_20_Paragraph_20_Font"><text:span text:style-name="T2">id<text:line-break/></text:span></text:span>C prius)? arterias ad extremum usque ex natura salitas,<text:line-break/>quemadmodum et venas, contrahi, veI, quod verum efa</text:p>
      <text:p text:style-name="P2"><text:span text:style-name="Default_20_Paragraph_20_Font"><text:span text:style-name="T2">eas</text:span></text:span> adusque quid ? Esto prius , quod ad extremum , ut<text:line-break/>nihil supersit. -At si hoc, pravum erit argumentum, et<text:line-break/>quod divisionis defectu nihil concludet. Neque enim am-<text:line-break/>plius licet dicere , quod, quum evacuatur spiritus , vel locus<text:line-break/>confertim inanis evadet, vel, quod continuum est, id sub-<text:line-break/>sequetur. Sed memoremus id quoque, tertium esse in<text:line-break/>lectione praetermissum , vas, quod vacuatur, contrahi, pro-<text:line-break/>indeque argumentum nihil concludere. Nam assumpta<text:line-break/>ea, quae vera est, assumptione: Atqui locus vacuus assa-<text:line-break/>tim non evadit, haud inde licet istud concludere: lgi-<text:line-break/>tur continuum subsequetur. Sed quaenam erit conclusio?<text:line-break/>Ergo vel continuum subsequetur, vel vas contrahetur.<text:line-break/>Sic sane prava esse parempt<text:span text:style-name="Default_20_Paragraph_20_Font"><text:span text:style-name="T2">G</text:span></text:span>seos rasio demonstrabitur, si<text:line-break/>absolute arteria contrahatur; fed si ad aliquantulum quid<text:line-break/>usque, ilia etiamnum ratio prava esse demonstrabitur, .si<text:line-break/>Id meminerimus, quod in teneris calamis advertitur, quos<text:line-break/>insufflantes tantum extendimus, quantum eorum. natura pa-<text:line-break/>titur ; rursus vero ab extremo tantum aeris vacuatur^</text:p>
      <text:p text:style-name="P2">quantum contrahi Tuapte natura calamus potest, plus enim<text:line-break/>calamus ab inflan tibus neque extenditur, neque contrahi-<text:line-break/>tur. Quantum enim inflaverimus , tantum vacuari . dun-<text:line-break/>taxat oportet ; quantum vero aeris praecedentis. contine-<text:line-break/>bat, priusquam inflaremus, tantum postea permanere ne-<text:line-break/>cesse est- Sic igitur et in ^arteriis sisse res habet. Con-.<text:line-break/>sinent siquidem aliquem spiritum, etiamsi ipsite contrahan-<text:line-break/>tur, alter vero a corde repleto amandatur, ifque earum<text:line-break/>quidem cavitates implet, et, quo tempore egreditur, dia-<text:line-break/>stolen efficit. Quum . vero arteriae vacuantur , vicissim<text:line-break/>fystolen, quantum ab ortu concessum est, efficiunt. Nullo<text:line-break/>itaque modo nec etiam hac ratione ulla esit intercidentis<text:line-break/>sanguinis necessitas ; alias multo etiam vehementius ore<text:line-break/>calamos inflamus, quam cor, arterias. Opus autem est.<text:line-break/>profecto, quod vehementius inflatur, id magis ac citius,<text:line-break/>evacuari. At si quis calamum omnibus etiam ventis ex-<text:line-break/>ponat, nullus tamen erit vacuus in calamo locus, fedsi<text:line-break/>femper <text:span text:style-name="Default_20_Paragraph_20_Font"><text:span text:style-name="T2">P</text:span></text:span>ane viam sibi spatiosam .calami cavitatem habivj.</text:p>
      <text:p text:style-name="P2">turus est, per quam aeris spiritus fluat, neque vero un-<text:line-break/>quam adeo vacuabitur, ut alio quodam corpore sit opus,<text:line-break/>quod evacuati locum repleat.</text:p>
      <text:h text:style-name="Heading_20_2" text:outline-level="2">Cap. IV. </text:h>
      <text:p text:style-name="P4">Quum ergo, quod fuerat propositum, id<text:line-break/>abunde demonstratum sit, quid prohibet et ex caeteris<text:line-break/>absurdis quaedam adjicere? omnia namque percurrere vix<text:line-break/>possum ob ingentem eorum multitudinem. Unum qui-<text:line-break/>dem primumque absurdum est, oportere quocunque in<text:line-break/>vulnere, etiamsi sola cutis tenuiori acu vulnerata set,<text:line-break/>universis quidem arterias sanguine repleri, febremque<text:line-break/>necessario subsequi. Manifestum autem erit, quod dicitur,<text:line-break/>si nostra demonstratio arteriarum vulneribus aptetur. Me-<text:line-break/>cum igitur cogita , arteriam, quae per axiliam in universam<text:line-break/>manum distributa est, tenui acu esse punctum. Quid au-<text:line-break/>tem ex Erasistrato eveniet? Evacuari nimirum ipsius spi-<text:line-break/>ritum, simulque cum eo, qui arteriis in esit proximus. Huic<text:line-break/>autem proximae sunt, tum quae ab hac ortae in manum<text:line-break/>distribuuntur, tum quae magna a corde prodit, a qua ipsa</text:p>
      <text:p text:style-name="P2">propagata est. At si haec vacuetur, sinistrum simul cor-<text:line-break/>dis sinum huic proximum existentem vacuari utique pror-<text:span text:style-name="Default_20_Paragraph_20_Font"><text:span text:style-name="T2">i<text:line-break/></text:span></text:span>sius necesse est, tum <text:span text:style-name="Default_20_Paragraph_20_Font"><text:span text:style-name="T2">superiorem, </text:span></text:span>quae ad caput ascendit,.<text:line-break/>tum <text:span text:style-name="Default_20_Paragraph_20_Font"><text:span text:style-name="T2">inferiorem</text:span></text:span>, quae ad spinam descendit. Nam si om-<text:line-break/>ni, quae evacuatur, parti arteriae , quae vicinae funt, simul<text:line-break/>evacuentur, vicinae vero sint ipsius propagines, a quibus<text:line-break/>esiam ipsia propagator, perspicuum est, et sinistrum cordis<text:line-break/>ventriculum, et praedictas arterias utrasque cum ea, quae<text:line-break/>per axillam traiicitur, simul evacuari. Quum itaque ab<text:line-break/>ipsa altera <text:span text:style-name="Default_20_Paragraph_20_Font"><text:span text:style-name="T2">ascendente</text:span></text:span> tum cervicis, tum capitis omnes<text:line-break/>propagentur, ab altera vero <text:span text:style-name="Default_20_Paragraph_20_Font"><text:span text:style-name="T2">descendente</text:span></text:span> caeterae reliqui.<text:line-break/>universi corporis ortum trahant, ipfam quoque adusque<text:line-break/>extrema simul evacuari necesse esu Quum primum au—<text:line-break/>tem ad arteriarum extrema spiritus vacuitas pervenerit,<text:line-break/>per anastomoses sanguinem e venis in arterias trahssundi<text:line-break/>contigerit, cumque duntaxat, quod spiritus evacuetur; ab<text:line-break/>inferioribus quidem corporis partibus ad. arteriam spinae<text:line-break/>incumbentem et ad cor, atque ita demum ad <text:span text:style-name="Default_20_Paragraph_20_Font"><text:span text:style-name="T7">exili</text:span></text:span> a ni</text:p>
      <text:p text:style-name="P2">pervenire, partim vero a superioribus capitis ad eam, quae<text:line-break/>prior furfum ascendit, mox vero ad cervicem et ad vul-<text:line-break/>neratam. Atque ita sanguis per omnes manus - arterias<text:line-break/>transsumptus spiritum sequens ad sectam arteriam infundi-<text:line-break/>tur, sicque in universa mole sanguis ad arteriae sectio-<text:line-break/>nem confluet. At id equidem verissimum. Conspicitur<text:line-break/>enim, per unam qualemcunque insignem arteriam, nisi<text:line-break/>fluxum ejus prohibueris, totum universae molis siangui-<text:line-break/>nem evacuari. ld vero (ut monstravimus) haud fan-<text:line-break/>guinem arteriis contineri asserentibus, sed et Erasistrato<text:line-break/>ejus que sectatoribus ipsas vitalis <text:span text:style-name="Default_20_Paragraph_20_Font"><text:span text:style-name="T2">s</text:span></text:span>pirifus organa esse vo-<text:line-break/>lentibus adversatur. Etenim, acu vulnerata dicta arteria,<text:line-break/>primum . quidem vitalem spiritum , eurnque universum<text:line-break/>evacuari, deinde vero in omnes arterias sanguinem trans-<text:line-break/>fundi necesse est, postremo (quod omnium gravissimum<text:line-break/>est) in ipsum quoque sinistrum cordis ventriculum. Ad<text:line-break/>haec quo pacto , ipfo. cordis ventriculo, sanguine repleto,</text:p>
      <text:p text:style-name="P2">non suffocetur animal, vel non prius interierit, quum fpivj.<text:line-break/>ritus vitalis vacuabatur, vel musculorum motus non ami-<text:line-break/>sierit, vel arteriarum pulsum non oblaeferit, vel febris<text:line-break/>non fequuta sit? Haec enim omnia ita contingere necesse<text:line-break/>erat, ut cenfet Erasistratus , quum neque arteriarum motus<text:line-break/>ordinatos permanere posse arbitrabatur , neque spiritus<text:line-break/>commeatum in omnibus partibus liberum, quod sanguine<text:line-break/>proreus Vacuatae non sint, febrem quoque necessario fuc-<text:line-break/>cedere, quoties fanguis in arterias inter alas et inguina<text:line-break/>positas inciderit. Horum attamen nullum animali contigisse.<text:line-break/>videtur. At quicunque voluerit, ipsi licet in eo periculum<text:line-break/>facere, quod e.t nos in secta praedicta arteria multoties ex-<text:line-break/>perti sumus. Neque difficile ipfam comperies, etiam ante-.<text:line-break/>quam cute nudaveris, ex pulsiI conji ciens. Motus edim signo.<text:line-break/>prodit, in macilentis quidem animalibus magis, in pinguibus<text:line-break/>vero prope articulum cubili. Hanc igitur, si opus fuerit,<text:line-break/>vuluerabis directo ac imposito silio, vel acu, vel aliquo</text:p>
      <text:p text:style-name="P2">medico scalpello tenui, aut alio quodam simili lustr<text:span text:style-name="Default_20_Paragraph_20_Font"><text:span text:style-name="T2">o-<text:line-break/></text:span></text:span>mento, quod angustam possit sectionem facere, ut, quaecun-<text:line-break/>que omnia praedicta sunt, iliis ex eo loco demonstres,<text:line-break/>et ut neque arteriarum neque musculorum motus oblae-<text:line-break/>dantur. Non itaque solum , quum arteria magna vuluera-<text:line-break/>tur, haec accidere necesse est, fed et quum parva est,<text:line-break/>et quum sola cutis <text:span text:style-name="Default_20_Paragraph_20_Font"><text:span text:style-name="T2">inciditur. </text:span></text:span>Non enim eam vult cutim<text:line-break/>suium vasiorum esse texturam, ut, quamcunque eorum par-<text:line-break/>te m tenui acu punxeris, omnia simul tria vasorum ge-<text:line-break/>nera vulnerentur Pungatur itaque in brachio cutis, quae<text:line-break/>arteriae ex axillis prodeunti subjacet; evacuetur dein fpi-<text:line-break/>ritus, isique per insensibilem, quoad visum, transpiratio-<text:line-break/>nem, (quod ita fieri vult Erasistratus, ) secta arteria; cum<text:line-break/>eo quoque continuus spiritus evacuetur ex arteria magna<text:line-break/>fubjacente, quae ab alis iliuc procedit. Nam quae pror-<text:line-break/>Ius corporis partes involvit cutis, quosdam a sub j actis<text:line-break/>arteriis ramulos accipit; quod si etiam ab aliis quibusdam</text:p>
      <text:p text:style-name="P2">accipiat, nihil mihi ad rem obstat. Nam cute vulnerata<text:line-break/>evacuabuntur simul , quae cuti continuae fuerint, et cum<text:line-break/>illis reliquae omnes. Haec siquidem paulo ante a nobis<text:line-break/>monstrata sunt. Sed quo pacto hoc absurdum non est, si<text:line-break/>quantumvis tenuissima acu vulnerata sit cutis, statim uni-<text:line-break/>verfas sic arterias repleri sanguine febremqne suboriri<text:line-break/>oportere ?</text:p>
      <text:h text:style-name="Heading_20_2" text:outline-level="2">Cap. V. </text:h>
      <text:p text:style-name="P4">Hisce objectionibns mecum ipse olim exi-<text:line-break/>stimabam contra venturum neminem, imo potius male<text:line-break/>constituti dogmatis absurditatem plerosque animadversuros;<text:line-break/>at nemo est, qui sententiam mutare velit. Sed ut lu-<text:line-break/>ctae prorsus imperiti non advertunt, se terram dorso tau-<text:line-break/>gere, quod dejectoris fui cervicem teneant, atque ideo<text:line-break/>ipsum surgere non permittunt: sic et isti faciunt, qui<text:line-break/>quum ignari sint errorum, qui in rationibus committi <text:span text:style-name="T8">so</text:span><text:span text:style-name="Default_20_Paragraph_20_Font"><text:span text:style-name="T2">-<text:line-break/></text:span></text:span>lent, nos discedere non permittunt, <text:span text:style-name="Default_20_Paragraph_20_Font"><text:span text:style-name="T2">i</text:span></text:span>ed inanes quasdam<text:line-break/>tricas complicant et quocunque vis modo verba nectunt,<text:line-break/>quoad aliquis exosus impudentiam et ruditatem eorum<text:line-break/>nolentes cedere dirimat. Siquidem aliqui usque in hunc</text:p>
      <text:p text:style-name="P4"/>
      <text:p text:style-name="P2">diem non erubescunt affirmare, sanguinem in arterias expro-<text:line-break/>p in quis solummodo venis adapertis concedere, minime memo-<text:line-break/>res, Erasistrat um dicere^ extremas quoque arterias spiritu prius<text:line-break/>exinaniri , quam sanguinem assumant , atque haec evidenter<text:line-break/>constare libris, quos ille de dissectionibus conscripsit. Nam si<text:line-break/>ventrem imum et interiorem membranam diviserimus, arte-<text:line-break/>rias in mesenterïo plane conspiciemus, in haedis quidem nu-<text:line-break/>per natis lacte refertas , in adultis autem animalibus alterius<text:line-break/>rei plenas : spiritum autem solum nunquam ilias continere vi-<text:line-break/>derunt, sicut nec ullam aliam arteriam, cum nudata fuerit.<text:line-break/>Arbitror autem, ipsos adeo imperitos esse eorum, quae ad<text:line-break/>dissecti<text:span text:style-name="Default_20_Paragraph_20_Font"><text:span text:style-name="T2">o</text:span></text:span>nes attinent, ut neque id fatis Intelligant, quod<text:line-break/>est ab Erafistrato recte pronunciatum, extremas arterias<text:line-break/>esse, quae mesenterium occupant, nimirum ipfas ad eas,<text:line-break/>quae imo ventri insunt, comparante. Fortassis enim, ut<text:line-break/>situ, sic continuitate illos inter se proximas opinantur,<text:line-break/>non advertentes, ab arteria magna, quae spinae incumbit,<text:line-break/>et omnes illas oriri, quae ad mefenterium deveniunt, et</text:p>
      <text:p text:style-name="P1">plerasque ex illis, quae imum ventrem occupant: quam-<text:line-break/>quam nonnullae etiam arteriae, partim ex inguinibus<text:line-break/>ascendentes, partim e pectore descendentes-, per arteriam<text:line-break/>magnam, quae spinae incumbit media, lusce arteriis jun-<text:line-break/>guntur, quae in mefenterio sunt. Quamobrem ab iis ad illas<text:line-break/>non affectionem, non inanitionem, non denique aliud quip-<text:line-break/>piam transire continget, nisi prius in arteriam perveniat,<text:line-break/>quae spinae inhaeret. Hoc cujusmodi sit, per funilitudinern<text:line-break/>explicare nitar<text:span text:style-name="Default_20_Paragraph_20_Font"><text:span text:style-name="T2">i</text:span></text:span>s Arteriam , quae spinae haeret, perinde at-<text:line-break/>que truncum arboris unius esse cogites, alias vero ex ea<text:line-break/>ortas veluti ramos, et rursus alias, quae a se invicem<text:line-break/>divisiIe aequales protenduntur , sicuti in ramis germina et<text:line-break/>folia. Quemadmodum igitur folia e diversis ramis prod-<text:line-break/>euntia plerumque sibi intervallo propinqua funt, quam-<text:line-break/>vis long<text:span text:style-name="Default_20_Paragraph_20_Font"><text:span text:style-name="T2">o</text:span></text:span> sint exortus progresse copulata ,( nam trunco<text:line-break/>inter <text:span text:style-name="Default_20_Paragraph_20_Font"><text:span text:style-name="T2">i</text:span></text:span>e folia junguntur,) sic et arteriae, quae in imo ven-<text:line-break/>Utre disperguntur , etiamsi propinquae spatio sint arteriis<text:line-break/>mesenterii, longo tamen originis intervallo sese contin-<text:line-break/>gunI. Si prius igitur sin ; extrema^ arterias,.. (hoc enim a</text:p>
      <text:p text:style-name="P2">principio dicebamus,) quam in alias omnes, fanguis trans-<text:line-break/>funditur, ob hoc quoque necesse est, quo sanguis ad vnl-<text:line-break/>nus perveniat, vitalem spiritum totam emitti: id autem<text:line-break/>quam absurdum sit, demonstratum est antea. Hic aliquis<text:line-break/>mirari posset et quaerere , unde tam prudentibus viris in<text:line-break/>mentem venerit velle absurdas usque adeo tueri opiniones:<text:line-break/>neque enim ullo mentis vitio ducti , led probabili qua-<text:line-break/>piam ratione persuasi in hanc sententiam omnes deve-<text:line-break/>nere. Cui ego ita responsum velim, ipsas suis in libris<text:line-break/>fcriptnm reliquisse probationes , Quibus ad haec credendum<text:line-break/>inducti sint: quas ut verisimiles fuisse, ita veras non esse,<text:line-break/>me nunc ostensurum recipio , si prius , quid in quavis<text:line-break/>argumentatione plerosque decipiat, summatim et paucis<text:line-break/>commemoravero. Quaecunque in cognitionem hominum<text:line-break/>veniunt; aut sensit, aut ratione deprehenduntur: atque ut<text:line-break/>sensilium multa mullis de causis sensum effugiunt, ita ra-<text:line-break/>tionem quoque rationabilium multa praetereunt. Quod<text:line-break/>cum ita sit, quisquis sincerus veritatis amator extiterit, is<text:line-break/>nec ab evidenter cognitis ob ea, quae nondum compersa</text:p>
      <text:p text:style-name="P2">habet, recedet, nec ob evidenter cognita iis, quae ad-<text:line-break/>huc sibi incomperta sunt, accedet: qui vero talis non est,<text:line-break/>vel incognitarum rerum gratia de cognitis dubitat, vel<text:line-break/>cognitarum causa incognitis assentitur. ln primum fuci-<text:line-break/>derunt ii , qui, quod nihil sciri dicerent, fe Scepticos ap-<text:line-break/>pellarunt; in secundum plerique illorum, qui Dogmatici<text:line-break/>nominantur. Verum quo modo quispiam neque huc ne-<text:line-break/>que iliuc impingat, alibi est a nobis explicatum.</text:p>
      <text:h text:style-name="Heading_20_2" text:outline-level="2">Cap. VI.</text:h>
      <text:p text:style-name="P4"><text:s/>Hic autem, quo pacto Erasistratns labatur,<text:line-break/>folum patefaciemus. Neque enim ex propriis demonstra-<text:line-break/>tionibus pronuncia vit, arterias sanguine carere, sed ex<text:line-break/>aliis , de quibus quod ab evidentibus descisceret dubitabat,<text:line-break/>persimilis factus illis, qui motum non esse dicebant, quia<text:line-break/>rationes quasdam contra se factas solvere nesciebant. Sed<text:line-break/>melius, opinor, et isti sibi consuluissent, si motum esse ut<text:line-break/>evidens quiddam primo concessissent, tum objectiones<text:line-break/>contra se factas diluere per otium studuissent. Et Erasi-<text:line-break/>stratus melius egisset, si arterias ideo sanguinem conti -<text:line-break/>nere concessisset, quod videamus, ipsas acu esiam fusili-</text:p>
      <text:p text:style-name="P2">lissima perforatas illico sanguinem fundere : seorfumqua<text:line-break/>postea tecum discussisset, cur natura, quae nihil frustra<text:line-break/>molitur, duo receptacula genere distincta unam rem con-<text:line-break/>fluentia fabricasset: item et illud, quo pacto in uni-<text:line-break/>versum corpus aer, quem respirando attrahimus, perve-<text:line-break/>niat, si arteriae sanguinem contineant: vel, si non perve-<text:line-break/>nit, quo modo, prout libuerit, movere nos possumus, aut<text:line-break/>qua rasione sine impedimento spiritus arterias morere<text:line-break/>queat, cum fanguis ipsis reluctetur. Hasce quaestiones<text:line-break/><text:span text:style-name="Default_20_Paragraph_20_Font"><text:span text:style-name="T2">s</text:span></text:span>e<text:span text:style-name="Default_20_Paragraph_20_Font"><text:span text:style-name="T2">o</text:span></text:span>rl<text:span text:style-name="Default_20_Paragraph_20_Font"><text:span text:style-name="T2">u</text:span></text:span>m proponere et sigillatim quamque discutere aequum<text:line-break/>sane fuerat eum etiam fortasse, qui infinitum concedit:<text:line-break/>nam quamvis solutu difficiles sint, non tamen ad rerum<text:line-break/>evidentiam submovendam satis valere debent. Atque ut<text:line-break/>ab eo exordiar, quod primum diximus, perinde est ac<text:line-break/>si quis in iis quae ruminant animantibus plures ventr<text:span text:style-name="Default_20_Paragraph_20_Font"><text:span text:style-name="T2">e</text:span></text:span>s<text:line-break/>conspicatus, hunc credat pabulum, ilium potum, alium<text:line-break/>spiritum excipere, neque naturam, quae nunquam fru-<text:line-break/>stra quicquam egit, uni<text:span text:style-name="Default_20_Paragraph_20_Font"><text:span text:style-name="T2">u</text:span></text:span>s rei gratia multa receptacuIa<text:line-break/>fecisse. Quemadmodum enim in illis, etiamsi tot ven-</text:p>
      <text:p text:style-name="P2">tres unam rem excipiat, diversum tamen Issum habue-<text:line-break/>runt, cujus gratia plures etiam existunt, sic in arteriis et<text:line-break/>venis fe res habet. Sanguinem enim ambae continent, ut<text:line-break/>praecedens oratio docuit: et constitutione dissimili <text:span text:style-name="Default_20_Paragraph_20_Font"><text:span text:style-name="T2">su</text:span></text:span>nt<text:line-break/>certi cujusdam usus causa, quem nos aliis in libris ex-<text:line-break/>plicavimus. Deinde, quod secundum fuit, quo pacto aer<text:line-break/>attractus respirando in totum corpus veniat, si sanguinem<text:line-break/>arteriae contineant: vel si non venit, quomodo nos mo-<text:line-break/>vere pro voluntate possimus: et demum qua ratione tam<text:line-break/>distincte pulsent arteriae, sanguini que spiritus sine repu-<text:line-break/>gn antia commisceri queat: quaedam sibi dari volunt, do<text:line-break/>quibus inter omnes non constat. Assumunt enim ut ab<text:line-break/>omnibus concessum, spiritum arteriis a corde submitti,<text:line-break/>tum ex hoc reliqua concludunt, non animadvertentes, hoc<text:line-break/>quoque falsum esse, deprehendique facile posse, ubi ratio<text:line-break/>ista decipiat. Deteximus nos interdum arterias magnas<text:line-break/>opportunas, (opportunae sunt, quae in brachiis et cruri-<text:line-break/>bus existunt,) interrogavimusque Erasistrati sectatores, an<text:line-break/>ne tum quidem, cum detectae forent, sanguis inesse arte-<text:line-break/>riis videretur. Fatebantur autem ex necessitate, simul</text:p>
      <text:p text:style-name="P2">quia ipse Erasistratus asseverat, cum pellis detrahitur, in<text:line-break/>arterias sanguinem migrare, simul quia sensus ita dijudi-<text:line-break/>eat: nam ubi funiculo dissectam arteriam utrinque liga-<text:line-break/>vimus et quod in medio comprehen<text:span text:style-name="Default_20_Paragraph_20_Font"><text:span text:style-name="T2">s</text:span></text:span>um suerat incidi-<text:line-break/>mus, sanguine plenam ipsam esse monstravimus. Sed q<text:span text:style-name="Default_20_Paragraph_20_Font"><text:span text:style-name="T2">u</text:span></text:span>o<text:line-break/>modo, reclamant, in totum corpus aer veniet, quem respi-<text:line-break/>rando attrahimus, si <text:span text:style-name="Default_20_Paragraph_20_Font"><text:span text:style-name="T2">s</text:span></text:span>anguinem arteriae contineant? Qui-<text:line-break/>bus respondendum est, quae necessitas hoc eos satersco-<text:line-break/>gat, cum possit totus qui respirando admissus est aer<text:line-break/>foras etiam remitti , quemadmodum pluribus iifque disi-<text:line-break/>geutissimis tam philosophis quam medicis visum est, q<text:span text:style-name="Default_20_Paragraph_20_Font"><text:span text:style-name="T2">u</text:span></text:span>i<text:line-break/>cor inquiunt <text:span text:style-name="Default_20_Paragraph_20_Font"><text:span text:style-name="T2">p</text:span></text:span>on aeris substantiam exposcere, fed frigi-<text:line-break/>ditatem solummodo, qua recreari desiderat, atque hunc<text:line-break/>esse respirationis usum. Sumunt igitur Erasistrati s<text:span text:style-name="Default_20_Paragraph_20_Font"><text:span text:style-name="T2">e</text:span></text:span>cta-<text:line-break/>tores et hac in re id, de qu<text:span text:style-name="Default_20_Paragraph_20_Font"><text:span text:style-name="T3">o</text:span></text:span> dubitatur. Prius istud ip-<text:line-break/>sum demonstrandum suerat: tum sigillatim quaeque inv<text:span text:style-name="Default_20_Paragraph_20_Font"><text:span text:style-name="T2">e<text:line-break/></text:span></text:span>fugare debebant: sicut et nos fecimus et omnes, quot-<text:line-break/>quot ordine rerum considerationem suscepere, quiqu<text:span text:style-name="Default_20_Paragraph_20_Font"><text:span text:style-name="T2">e<text:line-break/></text:span></text:span>non solum investigare, sed tractare etiam res voluer<text:span text:style-name="Default_20_Paragraph_20_Font"><text:span text:style-name="T2">e.</text:span></text:span></text:p>
      <text:p text:style-name="P2">Demonstratum est autem a nobis in eo libro, quem de<text:line-break/>usu respirationis edidimus, vel omnino parum, vel nihil<text:line-break/>prorsus aeris inspirati in cor descendere. Eodem pacto<text:line-break/>rursus aberrant, cum petunt, quo modo movere nos pol-<text:line-break/>simus ad imperium voluntatis, quove modo motus arte-<text:line-break/>viarum non impediatur, sed tam distincte procedat, si<text:line-break/>sanguinem arteriae contineant. Adversus quos <text:span text:style-name="Default_20_Paragraph_20_Font"><text:span text:style-name="T2">s</text:span></text:span>ub-<text:line-break/>inde primo monstramus, arterias non solum manuum,<text:line-break/><text:span text:style-name="Default_20_Paragraph_20_Font"><text:span text:style-name="T2">s</text:span></text:span>ed oculorum etiam j inlicio sine impedimento mo-<text:line-break/>veri : deinde rationem hanc inducimus , cujus asa<text:line-break/>sumptiones etiam ipsi veras fatentur : concedunt enim,<text:line-break/>veram esse hanc adjunctionem : si sanguinem arteriae con-<text:line-break/>tinent et a corde spiritu implentur , ordinem in motu<text:line-break/><text:span text:style-name="Default_20_Paragraph_20_Font"><text:span text:style-name="T2">s</text:span></text:span>ervare non possunt, nam hujusmodi adjunclionem ita<text:line-break/>per fe sumptam: si sanguinem arteriae continent, earum<text:line-break/>motus ordinem non servabit: ne ipsi quidem ut veram<text:line-break/>affirmare audent, nec alius quisquam, qui mente praedi-<text:line-break/>tus sit: cum possint arteriae, non quia a corde replean-<text:line-break/>tur, extendi, scd quia extenduntur, ideo repleri. Opor-</text:p>
      <text:p text:style-name="P2">teret nos igitur fateri prius, arterias a corde spiritu com-<text:line-break/>pleri, si ejusmodi adjunctum verum esse debuisset: nam,<text:line-break/>si utrumque concesserimus, arterias sanguinem continere,<text:line-break/>et a corde repletas extendi, procul. dubio sequetur, surdi-<text:line-break/>nem, quem in motu suapte natura servant arteriae, in-<text:line-break/>farcipi:. id quod altero tantum assumpto nequaquam . fe-<text:line-break/>quetur. Percontemur igitur eos, ubi- arteriam aliquam<text:line-break/>detexerimus , hoc modo : si continent arteriae sanguinem<text:line-break/>et a corde repletae distenduntur , ordinem in motu nulium<text:line-break/>servabunt: at servant, nam hoc ita esse videmus: non<text:line-break/>igitur et. sanguinem con sinent, et a corde repletae exten-<text:line-break/>duntur. Hic Era sistrata sectatores , oum et assumptiones am-<text:line-break/>bas et adiunctionem, consequentisque oppositum conce-<text:line-break/>dant, Re<text:span text:style-name="Default_20_Paragraph_20_Font"><text:span text:style-name="T2">i</text:span></text:span>cio cur et illatum non concedant: nisi fortasse<text:line-break/>nefciunt (quod ne vulgares quidem latet), ex adjuncto et<text:line-break/>consequentis) id quod adjunctum definit, opposito ante-</text:p>
      <text:p text:style-name="P1">cedentis oppositum inferri. Nam cum antecedat in hac<text:line-break/>argumentatione, non solum arterias sanguinem continere,^<text:line-break/>fed etiam (ut paulo ante monstratum est) a corde repletas<text:line-break/>extendi , stratum erit hujusce conjuncta negatio : quando.<text:line-break/>namque in adiunctione totius enunciata id, quod ante-<text:line-break/>cedit, ex duabus assumptionibus coniunctum est, id,<text:line-break/>quod sequitur, simplex est: deinde ejus, quod <text:span text:style-name="Default_20_Paragraph_20_Font"><text:span text:style-name="T2">s</text:span></text:span>equeba-<text:line-break/>tur, opposito assumpto, conjuncta oppositum necessario.<text:line-break/>colligitur.</text:p>
      <text:h text:style-name="Heading_20_2" text:outline-level="2">Cap. VII. </text:h>
      <text:p text:style-name="P4">Ad haec itaque cum non habeant quid<text:line-break/>opponant, ad Pyrrhonicam rusticitatem, tanquam in asy-<text:line-break/>lum quoddam, consugiunt, non aequum esse clamantes<text:line-break/>medicas considerationes dialecticis curiositatibus subiicere,<text:line-break/>moxque a nobis denuo percontati, numquid ex assumptio-<text:line-break/>nibus concessis quodvis inferri. liceat, et an facultas et<text:line-break/>ars aliqua extet, quae doceat ex quibusdam concessis 1<text:line-break/>quaedam inferre, nihil respondent. Sed si certamen<text:line-break/>procederet, quidnam respondere possent (modo sibi con-</text:p>
      <text:p text:style-name="P2">stare vellent), nisi artem plane nullam extare colligendi,<text:line-break/><text:span text:style-name="Default_20_Paragraph_20_Font"><text:span text:style-name="T2">s</text:span></text:span>ed ex datis assumptionibus quidvis sine ullo discrimine<text:line-break/>inferri posse? vel extare quidem, non tamen ea opus esse<text:line-break/>ad demonstrationes conficiendas? Sed ambo vehementer<text:line-break/>absurda sunt. Nam primum si dixerint, sicuti quidam<text:line-break/>olim perfuicatae frontis ausus est dicere, tales deinceps a<text:line-break/>nobis interrogationes audient, quales isse audivit: Arteriae<text:line-break/>duas tunicas habent, fanguis fulvus est, ergo non solum<text:line-break/>spiritum,. sed et sanguinem arteriae continent. Ridenti-<text:line-break/>bus illis, aliud statim subjunxi argumentum: Corvi nigri<text:line-break/><text:span text:style-name="Default_20_Paragraph_20_Font"><text:span text:style-name="T2">s</text:span></text:span>unt, olores albi sunt, igitur non siclus spiritus ab arte-<text:line-break/>riis continetur. Hic denuo cum riderent, tertium sub-<text:line-break/>jeci: lgnis calidus est, nix frigida est, tu stupidus es,<text:line-break/>ergo non solus spiritus in arteriis continetur. Nam si<text:line-break/>quodcunque ex assumptis concessis inferri per vos licet,<text:line-break/>nullaque conclusionis deducendae reperta ars est, quid<text:line-break/>me prohibet vobiscum sic argumentari? Sin ars et disici-</text:p>
      <text:p text:style-name="P2">plina quaedam excogitata fuit, quae singulis in rebus dif-<text:line-break/>gemere nos docet et quid e quibusnam concessis inferatur,<text:line-break/>quisnam vobis, o Erafistratici, <text:span text:style-name="Default_20_Paragraph_20_Font"><text:span text:style-name="T2">s</text:span></text:span>apere plus videtur, num<text:line-break/>qui eam artem non novit, aut noscit quidem, sed non<text:line-break/>utitur, an potius, qui et no<text:span text:style-name="Default_20_Paragraph_20_Font"><text:span text:style-name="T2">s</text:span></text:span>cit et utitur? Non possum,<text:line-break/>Erafistratici , vos magnopere non admirari , qui , cum inter<text:line-break/>Erafistrati laudes et alia multa et iliud in primis jactetis,<text:line-break/>convixisse Theopluasto Erasistratum, rationales disciplinas<text:line-break/>aspernari audeatis, sine quibus nec Theophrastus, nec<text:line-break/>Theopluasti magister Aristoteles scribere quicquam aggref-<text:line-break/>sus eII. Ob haec ip<text:span text:style-name="Default_20_Paragraph_20_Font"><text:span text:style-name="T2">s</text:span></text:span>orum quidam vix tandem erube-<text:line-break/>s<text:span text:style-name="Default_20_Paragraph_20_Font"><text:span text:style-name="T2">G</text:span></text:span>entes et tanquam e profundo somno excitati, non am-<text:line-break/>plius indocte et ferine, fed erudite et humane ad me<text:line-break/>conversi disceptare coeperunt. Et quid, dicebant, plus<text:line-break/>conficitur hac oratione, quam non et sanguinem arteriae<text:line-break/>continent et a corde spiritu replentur. Tum que nos<text:line-break/>asserebamus, iliud eos male ita inferre: non igitur sim.-<text:line-break/>guinem arteriae continent <text:span text:style-name="Default_20_Paragraph_20_Font"><text:span text:style-name="T5">γ</text:span></text:span><text:span text:style-name="Default_20_Paragraph_20_Font"><text:span text:style-name="T6"> </text:span></text:span>neque enim istud esse, quod<text:line-break/>inferri debeat, fed iliud, non posse in idem concurrere,</text:p>
      <text:p text:style-name="P2">ut et sanguinem arteriae contineant bt a corde spiritu<text:line-break/>repleantur. Subinde rursus ex hoc aliquando sanguinem<text:line-break/>ipsas continere dedux<text:span text:style-name="Default_20_Paragraph_20_Font"><text:span text:style-name="T2">i</text:span></text:span>mus, fuitque deductio talis : si sangui-<text:line-break/>nem arteriae continent , a corde spiritu non implentur: <text:span text:style-name="Default_20_Paragraph_20_Font"><text:span text:style-name="T2">s</text:span></text:span>ed<text:line-break/>sanguinem arteriae continent: igitur a corde spiritu non im-<text:line-break/>plentur. Ab his rurfus, si voluerimus in memoriam reducere,<text:line-break/>quae superius dicebamus , ita percontabimur: si plenae fan-<text:line-break/>guinis magnae arteriae sunt, ordinem que in p ulfando ser-<text:line-break/>vant et item alias, quae ah eis oriuntur, eodem tenore mo-<text:line-break/>veri non prohibent, vel quia spiritu replentur a corde, vel<text:line-break/>aliqua alia de ca usia pulsant: non primum : ergo secun-<text:line-break/>dum. ltem deinceps interrogabimus ita: vel, quia spiritu<text:line-break/>a corde complentur, extenduntur: vel, quia distenduntur,<text:line-break/>arteriae complentur : non ob primum : ergo ob secundum:<text:line-break/>nam cum vis quaedam arteriarum tunicis insit, qua dis-<text:line-break/>tendantur, quidquid .ipsis circumquaque vicinum est, at-<text:line-break/>trahunt, undecunque in eas concedat. Exemplis adhuc</text:p>
      <text:p text:style-name="P2">magis intelliges, quid <text:span text:style-name="Default_20_Paragraph_20_Font"><text:span text:style-name="T2">A</text:span></text:span> n tersit inter id, quod extendi torsi<text:line-break/>quia repletur, ^et id, quod impletur, quia distenditur.<text:line-break/>Utres et sacculi, si replentur, extenduntur, fabriles anteu<text:span text:style-name="Default_20_Paragraph_20_Font"><text:span text:style-name="T2">s<text:line-break/></text:span></text:span>folles ideo replentur , quia extenduntur : arterias igitur<text:line-break/>vel ut utres vel ut folles impleri perspicuum esse de-<text:line-break/>bet unicuique. Quonam autem pacto rei veritas fe ha-<text:line-break/>beat, a nobis quidem est in aliis commentariis plene de-<text:line-break/>monstratum: quanquam non parum et nunc constiterit<text:line-break/>extentas arterias extremis partibus et foraminibus ex quo-.<text:line-break/>eun que luco sibi vicino attrahere, quicquid ipsarum sinus<text:line-break/>implere idoneum fuerit: nam vel hoc, vel oppositum<text:line-break/>verum est: ostendimus autem, oppositum falsum esse: hoc<text:line-break/>igitur verum esse relinquit.</text:p>
      <text:h text:style-name="Heading_20_2" text:outline-level="2">Cap. VIII. </text:h>
      <text:p text:style-name="P4">Quocirca, cum abigunt, quo modo spirr-<text:line-break/>tus in totum corpus a corde feratur, fi plenae sanguinis<text:line-break/>arteriae sint, difficile non est ejusmodi dubitationem foB<text:span text:style-name="Default_20_Paragraph_20_Font"><text:span text:style-name="T2">V<text:line-break/></text:span></text:span>vere et dicere, non ferri, fed tralsi spiritum in arteriis,<text:line-break/>nec a corde foto, fed undequaque, sicut Herophilo placet</text:p>
      <text:p text:style-name="P2"><text:span text:style-name="Default_20_Paragraph_20_Font"><text:span text:style-name="T1">et </text:span></text:span>ante Herophilum Praxagorae , Philotimo, Diocli,<text:line-break/>Plistonico, Hippocrati et aliis sexcentis. Vim tamen,<text:line-break/>quae arterias extendit, a corde ceu fonte quodam<text:line-break/>manare, a nobis est in aliis libris explicatum et ab<text:line-break/>omnibus antedictis viris concessum: longeque magis in-<text:line-break/>vestigatorem naturae decet. ita opinari, quam putare,<text:line-break/>spiritum per arterias ceu per lapideos canales ferri: fa-<text:line-break/>cultatihus etenim agendi, non corporis mole, viventia a<text:line-break/>non viventibus differunt. Verum de his in praesentia<text:line-break/>disputare non intendimus : neque enim , ut. in finem usque<text:line-break/><text:span text:style-name="Default_20_Paragraph_20_Font"><text:span text:style-name="T2">s</text:span></text:span>ermonem hunc persequeremur, eum inceperamus, cusa<text:line-break/>falis fuperque hisce de rebus alias a nobis disceptatum<text:line-break/>sit, praesertim vero in libris si quos de placitis Hip-<text:line-break/>p o cratis et Platonis emisimus: caeterum, ut ostende-<text:line-break/>remus, quibus rebus decepti sectatores Erasistrati in<text:line-break/>absurdam adeo sententiam devenerint, harum opinio-<text:line-break/>num mentionem facere coacti fumus, quibus si unum<text:line-break/>etiam addidero, quod e corporum dissectione collegimus,</text:p>
      <text:p text:style-name="P2">finem dicendi faciam : est autem id, quod dicimus; hujus-<text:line-break/>inodi. Arteriam unam e magnis et conspicuis quampiam,<text:line-break/>si voles, nudabis: primoque pelle remota IpsiIm ab adja-<text:line-break/>centi fuppofitoque corpore tamdiu separare non grave-<text:line-break/>ris, quoad filum circum immittere valeas: deinde siecun-<text:line-break/>dum longitudinem arteriam incide, calamumque et con-<text:line-break/>cavum et pervium in foramen intrude, vel aeneam ali-<text:line-break/>quam fistulam, quo et vulnus obturetur et fanguis exilire<text:line-break/>non possit: quoadusque sic fe arteriam habere conspicies,<text:line-break/>ipsiam totam pulsare videbis: cum primum vero obductum<text:line-break/>filum in laqueum contrahens arteriae tunicas calamo ob-<text:line-break/>strinxeris, non amplius arteriam ultra laqueum pulsare<text:line-break/>videbis, etiamsi spiritus et sanguis ad arteriam, quae est<text:line-break/>ultra filum, sicuti prius faciebat, per concavitatem cala-<text:line-break/>mi feratur: quod si propterea pulsabant arteriae, p<text:span text:style-name="Default_20_Paragraph_20_Font"><text:span text:style-name="T2">u</text:span></text:span>lli-<text:line-break/>rent etiam nunc partes, quae sunt ultra laqueum: sed<text:line-break/>non puh<text:span text:style-name="Default_20_Paragraph_20_Font"><text:span text:style-name="T2">i</text:span></text:span>nt: igitur perspicuum est, quoniam moveri<text:line-break/>posse desinunt, non per spiritum in concavitatibus difcur-</text:p>
      <text:p text:style-name="P2">rentem, fe d ob virtutem in tunicas transmissam arterias<text:line-break/>a corde .moveri. Nam quae Erasiftratus de motu arteria-<text:line-break/>rum. prodidit, falfa prorfus funL. Ante enim quam nu-<text:line-break/>data arteria in partibus, quae ultra laqueum sunt, mo-<text:line-break/><text:span text:style-name="Default_20_Paragraph_20_Font"><text:span text:style-name="T2">N</text:span></text:span>eri desistat, videre licet (quod nec fieri antea oporte-<text:line-break/>hat, quam ea laqueo obligaretur) , totam uno tempore mo-<text:line-break/>veri,. non autem hanc quidem partem prius, ut vult Era-<text:line-break/>Iistratus., iliam vero posterius. Atque haec ipsi vehementer<text:line-break/>abfurda contingunt. . Nam si prius, quam fanguis in arte-<text:line-break/>rIas veniret, aliquis forsitan concessisset, celerite radeo fpi-<text:line-break/>ritum in arterias ferri, ut, quaenam pars arteriarum<text:line-break/>prius et quae posterius attolleretur,, sensiam lateret: cum<text:line-break/>plenae sanguine fuerint, fieri non potest, ut spiritus<text:line-break/>tam cito, sicut ante, a corde in extremas arterias perve-<text:line-break/>iniat. Quod si hoc, ut dixi, aliquis forsan concederet:<text:line-break/>faltem poft immissionem concavi calami motus arteriae<text:line-break/>ultra calamum, antea quam filum obstringas, et obstricto<text:line-break/>filo quies, ejusdem <text:span text:style-name="Default_20_Paragraph_20_Font"><text:span text:style-name="T2">s</text:span></text:span>ubsecuta plane demonstrat, non cor-</text:p>
      <text:p text:style-name="P2">pus aliquod per arteriarum concavitates a corde protrudi,<text:line-break/>fed motricem qualitatem per earum tunicas ab eodem<text:line-break/>submitti, quae illas distendit. Ut enim, si digitum pedis<text:line-break/>movere decrevimus , ipsum statim movemus , non quia de-<text:line-break/>cernens Tacultas in digito resideat, sed quia momento<text:line-break/>temporis vis quaedam in eum transmittitur, ita et a cor-<text:line-break/>de quaedam motrix facultas in omnes arterias illico de-<text:line-break/>legatur: facultatibus enim movendi celeritas convenit,<text:line-break/>corporibus eadem adversatur.. Hanc positionem siquis,<text:line-break/>ut Aristoteles dicere solebat, tenuerit, quae proposuerit,<text:line-break/>scio, certe demonstrabit: sin contentionis cupidus tenere<text:line-break/>noluerit, neque hac, neque alia demonstratione perfua-<text:line-break/>deri poterit, et ab iis, quae in corporum dissectionibus<text:line-break/>manifeste constant, dissentire cogetur: etiamsi quasdam<text:line-break/>dissecandi formulas , aliqui conscripserint, in quibus fe<text:line-break/>pollicentur arterias vacuas sanguine monstraturos, fed ubi<text:line-break/>ad rem ventum est, mendaces .deprehenduntur: quod ta-<text:line-break/>men mirum esse nemini debet, cum et Erasistratus ipfe</text:p>
      <text:p text:style-name="P2">longe majora se monstraturum recipiat. Verum qui in<text:line-break/>dissectione corporum mentitur, is nullam sibi fidei partem<text:line-break/>relinquit: quanquam Erasistratus nequaquam fuit adeo<text:line-break/>impudens, ut ea scribere sit aggressus, quae a quoque<text:line-break/>conspici nunquam poss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08:00Z</meta:creation-date>
    <dc:date>2023-01-09T10:11:19.787000000</dc:date>
    <meta:editing-cycles>3</meta:editing-cycles>
    <meta:editing-duration>PT3M48S</meta:editing-duration>
    <meta:document-statistic meta:table-count="0" meta:image-count="0" meta:object-count="0" meta:page-count="34" meta:paragraph-count="50" meta:word-count="4874" meta:character-count="33002" meta:non-whitespace-character-count="28170"/>
    <meta:template xlink:type="simple" xlink:actuate="onRequest" xlink:title="" xlink:href="Normal.dotm"/>
  </office:meta>
</office:document-meta>
</file>